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1" fo:font-size="26pt" style:font-size-asian="26pt" style:font-size-complex="26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Segoe UI Semibold"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start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style:font-name="Segoe UI Semibold1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Segoe UI Semibold1" fo:font-size="26pt" style:font-size-asian="26pt" style:font-size-complex="26pt"/>
    </style:style>
    <style:style style:name="T3" style:family="text">
      <style:text-properties style:font-name="Segoe UI Semibold1"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5" style:family="text">
      <style:text-properties style:text-position="super 58%" style:font-name="Segoe UI Semibold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6" style:family="text">
      <style:text-properties style:font-name="Segoe UI Semibold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Segoe UI Semibold" fo:font-size="32pt" fo:font-style="italic" fo:text-shadow="none" style:text-underline-style="none" fo:font-weight="bold" style:letter-kerning="true" style:font-name-asian="Microsoft YaHei" style:font-size-asian="32pt" style:font-style-asian="italic" style:font-weight-asian="bold" style:font-name-complex="Arial" style:font-size-complex="32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egoe UI Semibold" fo:font-size="32pt" fo:font-style="italic" fo:text-shadow="none" style:text-underline-style="none" fo:font-weight="bold" style:letter-kerning="true" style:font-name-asian="Microsoft YaHei" style:font-size-asian="32pt" style:font-style-asian="italic" style:font-weight-asian="bold" style:font-name-complex="Arial" style:font-size-complex="32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3" draw:layer="layout" svg:width="24.638cm" svg:height="3.063cm" svg:x="1.524cm" svg:y="0.762cm">
          <draw:text-box>
            <text:p text:style-name="P1"><text:span text:style-name="T3">HOLY GOSPEL</text:span></text:p>
            <text:p text:style-name="P1"><text:span text:style-name="T4">Mark 7:24-3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4" draw:text-style-name="P6" draw:layer="layout" svg:width="24.638cm" svg:height="6.263cm" svg:x="1.524cm" svg:y="0.762cm">
          <draw:text-box>
            <text:p text:style-name="P5"><text:span text:style-name="T5">24</text:span><text:span text:style-name="T6">And from there he arose and went away to the region of Tyre and Sidon. And he entered a house and did not want anyone to know, yet he could not be hidd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6" draw:layer="layout" svg:width="25.146cm" svg:height="7.766cm" svg:x="1.524cm" svg:y="0.762cm">
          <draw:text-box>
            <text:p text:style-name="P5"><text:span text:style-name="T5">25</text:span><text:span text:style-name="T6">But immediately a woman whose little daughter had an unclean spirit heard of him and came and fell down at his feet. <text:s/></text:span><text:span text:style-name="T5">26</text:span><text:span text:style-name="T6">Now the woman was a Gentile, a Syrophoenician by birth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6" draw:layer="layout" svg:width="25.146cm" svg:height="7.766cm" svg:x="1.524cm" svg:y="0.762cm">
          <draw:text-box>
            <text:p text:style-name="P5"><text:span text:style-name="T6">And she begged him to cast the demon out of her daughter. <text:s/></text:span></text:p>
            <text:p text:style-name="P5"><text:span text:style-name="T5">27</text:span><text:span text:style-name="T6">And he said to her, “Let the children be fed first, for it is not right to take the children's bread and throw it to the dogs.”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6" draw:layer="layout" svg:width="24.892cm" svg:height="7.766cm" svg:x="1.524cm" svg:y="0.762cm">
          <draw:text-box>
            <text:p text:style-name="P5"><text:span text:style-name="T7">28</text:span><text:span text:style-name="T8">But she answered him, “Yes, Lord; yet even the dogs under the table eat the children's crumbs.” </text:span><text:span text:style-name="T7">29</text:span><text:span text:style-name="T8">And he said to her, “For this statement you may go your way; </text:span><text:span text:style-name="T6">the demon has left your daughter.”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6" draw:text-style-name="P6" draw:layer="layout" svg:width="25.146cm" svg:height="3.81cm" svg:x="1.524cm" svg:y="0.762cm">
          <draw:text-box>
            <text:p text:style-name="P5"><text:span text:style-name="T5">30</text:span><text:span text:style-name="T6">And she went home and found the child lying in bed and the demon gon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7" draw:text-style-name="P6" draw:layer="layout" svg:width="24.638cm" svg:height="4.76cm" svg:x="1.524cm" svg:y="0.762cm">
          <draw:text-box>
            <text:p text:style-name="P5"><text:span text:style-name="T5">31</text:span><text:span text:style-name="T6">Then he returned from the region of Tyre and went through Sidon to the Sea of Galilee, in the region of the Decapoli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7" draw:text-style-name="P6" draw:layer="layout" svg:width="24.638cm" svg:height="4.76cm" svg:x="1.524cm" svg:y="0.762cm">
          <draw:text-box>
            <text:p text:style-name="P5"><text:span text:style-name="T5">32</text:span><text:span text:style-name="T6">And they brought to him a man who was deaf and had a speech impediment, and they begged him to lay his hand on him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6" draw:layer="layout" svg:width="25.146cm" svg:height="7.766cm" svg:x="1.524cm" svg:y="0.762cm">
          <draw:text-box>
            <text:p text:style-name="P5"><text:span text:style-name="T5">33</text:span><text:span text:style-name="T6">And taking him aside from the crowd privately, he put his fingers into his ears, and after spitting touched his tongue. <text:s/>And looking up to heaven, he sighed and said to him, “Ephphatha,” that is, “Be opened.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8" draw:layer="layout" svg:width="25.146cm" svg:height="7.766cm" svg:x="1.524cm" svg:y="0.762cm">
          <draw:text-box>
            <text:p text:style-name="P5"><text:span text:style-name="T5">35</text:span><text:span text:style-name="T6">And his ears were opened, his tongue was released, and he spoke plainly. </text:span></text:p>
            <text:p text:style-name="P5"><text:span text:style-name="T5">36</text:span><text:span text:style-name="T6">And Jesus charged them to tell no one. But the more he charged them, the more zealously they proclaimed i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8" draw:text-style-name="P8" draw:layer="layout" svg:width="25.146cm" svg:height="4.826cm" svg:x="1.524cm" svg:y="0.762cm">
          <draw:text-box>
            <text:p text:style-name="P5"><text:span text:style-name="T5">37</text:span><text:span text:style-name="T6">And they were astonished beyond measure, saying, “He has done all things well. He even makes the deaf hear and the mute speak.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14:04:12.446000000</meta:creation-date>
    <dc:title>2018Blue</dc:title>
    <meta:editing-duration>PT16M34S</meta:editing-duration>
    <meta:editing-cycles>6</meta:editing-cycles>
    <meta:generator>LibreOffice/6.0.5.2$Windows_X86_64 LibreOffice_project/54c8cbb85f300ac59db32fe8a675ff7683cd5a16</meta:generator>
    <dc:date>2018-09-06T10:22:50.952000000</dc:date>
    <meta:document-statistic meta:object-count="65"/>
  </office:meta>
</office:document-meta>
</file>